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76cm" fo:min-width="1.2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fill-color="#fcfb06" draw:textarea-horizontal-align="justify" draw:textarea-vertical-align="middle" draw:auto-grow-height="false" fo:min-height="0.608cm" fo:min-width="0.4cm"/>
    </style:style>
    <style:style style:name="gr5" style:family="graphic" style:parent-style-name="standard">
      <style:graphic-properties draw:fill-color="#c9211e" draw:textarea-horizontal-align="justify" draw:textarea-vertical-align="middle" draw:auto-grow-height="false" fo:min-height="0.882cm" fo:min-width="0.632cm"/>
    </style:style>
    <style:style style:name="gr6" style:family="graphic" style:parent-style-name="standard">
      <style:graphic-properties draw:fill-color="#06fc20" draw:textarea-horizontal-align="justify" draw:textarea-vertical-align="middle" draw:auto-grow-height="false" fo:min-height="0.821cm" fo:min-width="0.352cm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05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cfb06"/>
      <style:paragraph-properties fo:text-align="center"/>
    </style:style>
    <style:style style:name="P9" style:family="paragraph">
      <loext:graphic-properties draw:fill-color="#c9211e"/>
      <style:paragraph-properties fo:text-align="center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06fc20"/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Listas Python… Continuação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á vi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riar listas:</text:p>
                <text:p>lista = [ "Abacaxi", "Banana", "Detergente", "Pão" ]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2">Já vim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o está ordenada a lista:</text:p>
                <text:p/>
                <text:p text:style-name="P3">["Abacaxi", "Banana", "Detergente", "Pão"]</text:p>
                <text:p text:style-name="P3"/>
              </text:list-item>
            </text:list>
          </draw:text-box>
        </draw:frame>
        <draw:custom-shape draw:style-name="gr2" draw:text-style-name="P4" draw:layer="layout" svg:width="3.596cm" svg:height="3cm" svg:x="3.5cm" svg:y="9.8cm">
          <text:p text:style-name="P4">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3.596cm" svg:height="3cm" svg:x="8.542cm" svg:y="9.8cm">
          <text:p text:style-name="P4">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3.596cm" svg:height="3cm" svg:x="15.041cm" svg:y="9.8cm">
          <text:p text:style-name="P4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3.596cm" svg:height="3cm" svg:x="20.304cm" svg:y="9.8cm">
          <text:p text:style-name="P4">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2">Já vim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 acessar elementos da lista</text:p>
                <text:p text:style-name="P3"/>
                <text:p text:style-name="P3">Lista = ["Abacaxi", "Banana", "Detergente", "Pão"]</text:p>
              </text:list-item>
              <text:list-item>
                <text:p text:style-name="P3">"Banana"</text:p>
                <text:list>
                  <text:list-item>
                    <text:p text:style-name="P5">lista[1]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2">Já vim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 acessar elementos da lista</text:p>
                <text:p text:style-name="P3"/>
                <text:p text:style-name="P3">Lista = ["Abacaxi", "Banana", "Detergente", "Pão"]</text:p>
              </text:list-item>
              <text:list-item>
                <text:p text:style-name="P3">[ "Banana", "Detergente" ]</text:p>
                <text:list>
                  <text:list-item>
                    <text:p text:style-name="P5">Lista[ 1:3 ]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2">O que podemos fazer com a list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 trabalharmos com a lista precisamos conhecer algumas funções básicas e alguns métodos da lista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Funções básica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in( )</text:p>
              </text:list-item>
              <text:list-item>
                <text:p>max( )</text:p>
              </text:list-item>
              <text:list-item>
                <text:p>sum( )</text:p>
              </text:list-item>
              <text:list-item>
                <text:p>len(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in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função min() retorna o menor valor da lista. </text:p>
                <text:p/>
                <text:p>&gt;&gt;&gt; lista = [ 5, 3, 8, 1, 9, 10 ]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i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min() retorna o menor valor da lista. </text:p>
                <text:p/>
                <text:p>&gt;&gt;&gt; lista = [ 5, 3, 8, 1, 9, 10 ] </text:p>
                <text:p>&gt;&gt;&gt; min( lista )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in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função min() retorna o menor valor da lista. </text:p>
                <text:p/>
                <text:p>&gt;&gt;&gt; lista = [ 5, 3, 8, 1, 9, 10 ] </text:p>
                <text:p>&gt;&gt;&gt; min( lista )</text:p>
                <text:p>1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i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cê pode guardar o valor retornado da função min() em uma variável</text:p>
                <text:p/>
                <text:p>lista = [ 5, 3, 8, 1, 9, 10 ] </text:p>
                <text:p/>
                <text:p>&gt;&gt;&gt; minimo = min( lista )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i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cê pode guardar o valor retornado da função min() em uma variável</text:p>
                <text:p/>
                <text:p>lista = [ 5, 3, 8, 1, 9, 10 ] </text:p>
                <text:p/>
                <text:p>&gt;&gt;&gt; minimo = min( lista )</text:p>
                <text:p>&gt;&gt;&gt; print( minimo )</text:p>
                <text:p>1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ax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função max( ) retorna o maior valor da lista</text:p>
                <text:p/>
                <text:p text:style-name="P7">lista = [ 5, 3, 8, 1, 9, 10 ] </text:p>
                <text:p text:style-name="P7"/>
                <text:p text:style-name="P7">&gt;&gt;&gt; maximo = max( lista )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ax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função max( ) retorna o maior valor da lista</text:p>
                <text:p/>
                <text:p text:style-name="P7">lista = [ 5, 3, 8, 1, 9, 10 ] </text:p>
                <text:p text:style-name="P7"/>
                <text:p text:style-name="P7">&gt;&gt;&gt; maximo = max( lista )</text:p>
                <text:p text:style-name="P7">&gt;&gt;&gt; print( maximo )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max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função max( ) retorna o maior valor da lista</text:p>
                <text:p/>
                <text:p text:style-name="P7">lista = [ 5, 3, 8, 1, 9, 10 ] </text:p>
                <text:p text:style-name="P7"/>
                <text:p text:style-name="P7">&gt;&gt;&gt; maximo = max( lista )</text:p>
                <text:p text:style-name="P7">&gt;&gt;&gt; print( maximo )</text:p>
                <text:p text:style-name="P7">10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sum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sum() irá retornar a soma de todos os elementos da lista</text:p>
                <text:p/>
                <text:p text:style-name="P7">lista = [ 5, 3, 8, 1, 9, 10 ] </text:p>
                <text:p text:style-name="P7"/>
                <text:p text:style-name="P7">&gt;&gt;&gt; soma = sum( lista )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sum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sum() irá retornar a soma de todos os elementos da lista</text:p>
                <text:p/>
                <text:p text:style-name="P7">lista = [ 5, 3, 8, 1, 9, 10 ] </text:p>
                <text:p text:style-name="P7"/>
                <text:p text:style-name="P7">&gt;&gt;&gt; soma = sum( lista )</text:p>
                <text:p text:style-name="P7">&gt;&gt;&gt; print( soma )</text:p>
                <text:p text:style-name="P7"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sum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sum() irá retornar a soma de todos os elementos da lista</text:p>
                <text:p/>
                <text:p text:style-name="P7">lista = [ 5, 3, 8, 1, 9, 10 ] </text:p>
                <text:p text:style-name="P7"/>
                <text:p text:style-name="P7">&gt;&gt;&gt; soma = sum( lista )</text:p>
                <text:p text:style-name="P7">&gt;&gt;&gt; print( soma )</text:p>
                <text:p text:style-name="P7">36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le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len() conta quantos elementos tem em uma lista.</text:p>
                <text:p/>
                <text:p text:style-name="P7">lista = [ 5, 3, 8, 1, 9, 10 ] </text:p>
                <text:p text:style-name="P7"/>
                <text:p text:style-name="P7">&gt;&gt;&gt; quantidade = len( lista )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le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len() conta quantos elementos tem em uma lista.</text:p>
                <text:p/>
                <text:p text:style-name="P7">lista = [ 5, 3, 8, 1, 9, 10 ] </text:p>
                <text:p text:style-name="P7"/>
                <text:p text:style-name="P7">&gt;&gt;&gt; quantidade = len( lista )</text:p>
                <text:p text:style-name="P7">&gt;&gt;&gt; print( quantidade )</text:p>
                <text:p text:style-name="P7"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ão len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unção len() conta quantos elementos tem em uma lista.</text:p>
                <text:p/>
                <text:p text:style-name="P7">lista = [ 5, 3, 8, 1, 9, 10 ] </text:p>
                <text:p text:style-name="P7"/>
                <text:p text:style-name="P7">&gt;&gt;&gt; quantidade = len( lista )</text:p>
                <text:p text:style-name="P7">&gt;&gt;&gt; print( quantidade )</text:p>
                <text:p text:style-name="P7">6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 os métodos??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 métodos são funções da lista.</text:p>
              </text:list-item>
              <text:list-item>
                <text:p>Eles são acessados de outra for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ções vs Métod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ção</text:p>
                <text:list>
                  <text:list-header>
                    <text:p>len( )</text:p>
                    <text:p>len( lista )</text:p>
                    <text:p/>
                  </text:list-header>
                </text:list>
                <text:p>Método</text:p>
                <text:list>
                  <text:list-header>
                    <text:p>lista = [ 1, 2, 3 ]</text:p>
                    <text:p>lista.pop( 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étodos da lis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.append()</text:p>
              </text:list-item>
              <text:list-item>
                <text:p>.insert()</text:p>
              </text:list-item>
              <text:list-item>
                <text:p>.pop()</text:p>
              </text:list-item>
              <text:list-item>
                <text:p>.remove()</text:p>
              </text:list-item>
              <text:list-item>
                <text:p>.sort()</text:p>
              </text:list-item>
              <text:list-item>
                <text:p>.rever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  <text:list>
                  <text:list-header>
                    <text:p>[ <text:s text:c="7"/>]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  <text:list>
                  <text:list-header>
                    <text:p>[ <text:s text:c="7"/>]</text:p>
                  </text:list-header>
                </text:list>
                <text:p text:style-name="P7">&gt;&gt;&gt; lista.append( <text:s text:c="6"/>)</text:p>
                <text:p/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8cm" svg:height="1.714cm" svg:x="11.5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  <text:list>
                  <text:list-header>
                    <text:p>[ <text:s text:c="7"/>]</text:p>
                  </text:list-header>
                </text:list>
                <text:p text:style-name="P7">&gt;&gt;&gt; lista.append( <text:s text:c="6"/>)</text:p>
                <text:list>
                  <text:list-header>
                    <text:p>[ <text:s text:c="7"/>, <text:s text:c="11"/>]</text:p>
                  </text:list-header>
                </text:list>
                <text:p text:style-name="P7"/>
                <text:p/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8cm" svg:height="1.714cm" svg:x="7.2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8cm" svg:height="1.714cm" svg:x="11.5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cm" svg:height="1cm" svg:x="4.6cm" svg:y="13.55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  <text:list>
                  <text:list-header>
                    <text:p>[ <text:s text:c="7"/>]</text:p>
                  </text:list-header>
                </text:list>
                <text:p text:style-name="P7">&gt;&gt;&gt; lista.append( <text:s text:c="6"/>)</text:p>
                <text:list>
                  <text:list-header>
                    <text:p>[ <text:s text:c="7"/>, <text:s text:c="11"/>]</text:p>
                  </text:list-header>
                </text:list>
                <text:p text:style-name="P7">&gt;&gt;&gt; lista.append( <text:s text:c="7"/>)</text:p>
                <text:p/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8cm" svg:height="1.714cm" svg:x="7.2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8cm" svg:height="1.714cm" svg:x="11.5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cm" svg:height="1cm" svg:x="4.6cm" svg:y="13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6cm" svg:height="1.6cm" svg:x="11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append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e um elemento no final da lista</text:p>
                <text:p>&gt;&gt;&gt; lista = [ ]</text:p>
                <text:p>&gt;&gt;&gt; lista.append( <text:s text:c="11"/>)</text:p>
                <text:list>
                  <text:list-header>
                    <text:p>[ <text:s text:c="7"/>]</text:p>
                  </text:list-header>
                </text:list>
                <text:p text:style-name="P7">&gt;&gt;&gt; lista.append( <text:s text:c="6"/>)</text:p>
                <text:list>
                  <text:list-header>
                    <text:p>[ <text:s text:c="7"/>, <text:s text:c="11"/>]</text:p>
                  </text:list-header>
                </text:list>
                <text:p text:style-name="P7">&gt;&gt;&gt; lista.append( <text:s text:c="7"/>)</text:p>
                <text:list>
                  <text:list-header>
                    <text:p text:style-name="P10">[ <text:s text:c="7"/>, <text:s text:c="10"/>, <text:s text:c="9"/>]</text:p>
                  </text:list-header>
                </text:list>
                <text:p/>
              </text:list-item>
            </text:list>
          </draw:text-box>
        </draw:fram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8cm" svg:height="1.714cm" svg:x="7.2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8cm" svg:height="1.714cm" svg:x="11.5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cm" svg:height="1cm" svg:x="4.6cm" svg:y="13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6cm" svg:height="1.6cm" svg:x="10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6cm" svg:height="1.6cm" svg:x="11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8cm" svg:height="1.714cm" svg:x="7.2cm" svg:y="16.4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cm" svg:height="1cm" svg:x="4.6cm" svg:y="1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insert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ste método adiciona um elemento em uma posição especifica da lista.</text:p>
              </text:list-item>
              <text:list-item>
                <text:p>Você determina qual o índice e o elemento a ser adicionado.</text:p>
              </text:list-item>
              <text:list-item>
                <text:p>.insert( index, elemento ) 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insert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7">&gt;&gt;&gt; lista = </text:p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g>
          <draw:frame presentation:style-name="pr7" draw:layer="layout" svg:width="12.6cm" svg:height="2.2cm" svg:x="7.2cm" svg:y="5cm" presentation:class="outline" presentation:user-transformed="true">
            <draw:text-box>
              <text:list text:style-name="L2">
                <text:list-header>
                  <text:p>[ <text:s text:c="7"/>, <text:s text:c="10"/>, <text:s text:c="9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5.701cm" svg:y="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2.501cm" svg:y="5.0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901cm" svg:y="5.401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1" draw:layer="layout" svg:width="14.848cm" svg:height="11.136cm" svg:x="3.075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insert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7">&gt;&gt;&gt; lista = </text:p>
                <text:p/>
              </text:list-header>
              <text:list-item>
                <text:p>&gt;&gt;&gt; lista.insert ( 1, <text:s text:c="7"/>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frame presentation:style-name="pr7" draw:layer="layout" svg:width="12.6cm" svg:height="2.2cm" svg:x="7.2cm" svg:y="5cm" presentation:class="outline" presentation:user-transformed="true">
            <draw:text-box>
              <text:list text:style-name="L2">
                <text:list-header>
                  <text:p>[ <text:s text:c="7"/>, <text:s text:c="10"/>, <text:s text:c="9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5.701cm" svg:y="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2.501cm" svg:y="5.0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901cm" svg:y="5.40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1" draw:layer="layout" svg:width="1.4cm" svg:height="1.4cm" svg:x="12.901cm" svg:y="8.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presentation:notes draw:style-name="dp1">
          <draw:page-thumbnail draw:style-name="gr1" draw:layer="layout" svg:width="14.848cm" svg:height="11.136cm" svg:x="3.075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insert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7">&gt;&gt;&gt; lista = </text:p>
                <text:p/>
              </text:list-header>
              <text:list-item>
                <text:p>&gt;&gt;&gt; lista.insert ( 1, <text:s text:c="7"/>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frame presentation:style-name="pr7" draw:layer="layout" svg:width="12.6cm" svg:height="2.2cm" svg:x="7.2cm" svg:y="5cm" presentation:class="outline" presentation:user-transformed="true">
            <draw:text-box>
              <text:list text:style-name="L2">
                <text:list-header>
                  <text:p>[ <text:s text:c="7"/>, <text:s text:c="10"/>, <text:s text:c="9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5.701cm" svg:y="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2.501cm" svg:y="5.0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901cm" svg:y="5.40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1" draw:layer="layout" svg:width="1.4cm" svg:height="1.4cm" svg:x="12.901cm" svg:y="8.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frame presentation:style-name="pr7" draw:layer="layout" svg:width="15.2cm" svg:height="2.2cm" svg:x="3.8cm" svg:y="11.2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5.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2.4cm" svg:y="11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6.501cm" svg:y="11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9.2cm" svg:y="11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método .pop() remove o ultimo elemento da lista e retorna para o programa</text:p>
                <text:p>&gt;&gt;&gt; lista = </text:p>
                <text:p/>
                <text:p/>
                <text:p/>
              </text:list-item>
            </text:list>
          </draw:text-box>
        </draw:frame>
        <draw:g>
          <draw:frame presentation:style-name="pr7" draw:layer="layout" svg:width="15.2cm" svg:height="2.2cm" svg:x="7cm" svg:y="7.8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6cm" svg:y="7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8.1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4cm" svg:y="7.8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método .pop() remove o ultimo elemento da lista e retorna para o programa</text:p>
                <text:p>&gt;&gt;&gt; lista = </text:p>
                <text:p>&gt;&gt;&gt; ultimo = lista.pop( )</text:p>
                <text:p/>
                <text:p/>
              </text:list-item>
            </text:list>
          </draw:text-box>
        </draw:frame>
        <draw:g>
          <draw:frame presentation:style-name="pr7" draw:layer="layout" svg:width="15.2cm" svg:height="2.2cm" svg:x="7cm" svg:y="7.8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6cm" svg:y="7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8.1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4cm" svg:y="7.8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método .pop() remove o ultimo elemento da lista e retorna para o programa</text:p>
                <text:p>&gt;&gt;&gt; lista = </text:p>
                <text:p>&gt;&gt;&gt; ultimo = lista.pop( )</text:p>
                <text:p>&gt;&gt;&gt; print( <text:s text:c="5"/>)</text:p>
                <text:p/>
              </text:list-item>
            </text:list>
          </draw:text-box>
        </draw:frame>
        <draw:custom-shape draw:style-name="gr5" draw:text-style-name="P9" draw:layer="layout" svg:width="1.6cm" svg:height="1.6cm" svg:x="7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presentation:style-name="pr7" draw:layer="layout" svg:width="15.2cm" svg:height="2.2cm" svg:x="7cm" svg:y="7.8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6cm" svg:y="7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8.1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4cm" svg:y="7.8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método .pop() remove o ultimo elemento da lista e retorna para o programa</text:p>
                <text:p>&gt;&gt;&gt; lista = </text:p>
                <text:p>&gt;&gt;&gt; ultimo = lista.pop( )</text:p>
                <text:p>&gt;&gt;&gt; print( <text:s text:c="5"/>)</text:p>
                <text:p/>
              </text:list-item>
            </text:list>
          </draw:text-box>
        </draw:frame>
        <draw:custom-shape draw:style-name="gr5" draw:text-style-name="P9" draw:layer="layout" svg:width="1.6cm" svg:height="1.6cm" svg:x="7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presentation:style-name="pr7" draw:layer="layout" svg:width="15.2cm" svg:height="2.2cm" svg:x="1.8cm" svg:y="13.6cm" presentation:class="outline" presentation:user-transformed="true">
            <draw:text-box>
              <text:list text:style-name="L2">
                <text:list-header>
                  <text:p>[ <text:s text:c="7"/>, <text:s text:c="10"/>, <text:s text:c="8"/>]</text:p>
                  <text:p/>
                </text:list-header>
              </text:list>
            </draw:text-box>
          </draw:frame>
          <draw:custom-shape draw:style-name="gr4" draw:text-style-name="P8" draw:layer="layout" svg:width="1.8cm" svg:height="1.714cm" svg:x="10.2cm" svg:y="13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4.501cm" svg:y="13.9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7.2cm" svg:y="13.75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g>
          <draw:frame presentation:style-name="pr7" draw:layer="layout" svg:width="15.2cm" svg:height="2.2cm" svg:x="7cm" svg:y="7.8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6cm" svg:y="7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8.1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4cm" svg:y="7.8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demos também determinar um índice para o .pop() remover</text:p>
                <text:p>&gt;&gt;&gt; lista = </text:p>
                <text:p/>
                <text:p><text:span text:style-name="T1"/></text:p>
                <text:p><text:s/></text:p>
                <text:p/>
              </text:list-item>
            </text:list>
          </draw:text-box>
        </draw:frame>
        <draw:g>
          <draw:frame presentation:style-name="pr7" draw:layer="layout" svg:width="15.2cm" svg:height="2.2cm" svg:x="6.9cm" svg:y="7.7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5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5cm" svg:y="7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601cm" svg:y="8.0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3cm" svg:y="7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demos também determinar um índice para o .pop() remover</text:p>
                <text:p>&gt;&gt;&gt; lista = </text:p>
                <text:p>&gt;&gt;&gt; elemento = <text:s/>lista.pop( <text:s text:c="5"/>)</text:p>
                <text:p><text:span text:style-name="T1"/></text:p>
                <text:p><text:s/></text:p>
                <text:p/>
              </text:list-item>
            </text:list>
          </draw:text-box>
        </draw:frame>
        <draw:g>
          <draw:frame presentation:style-name="pr7" draw:layer="layout" svg:width="15.2cm" svg:height="2.2cm" svg:x="6.9cm" svg:y="7.7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5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5cm" svg:y="7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601cm" svg:y="8.0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3cm" svg:y="7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4" draw:text-style-name="P8" draw:layer="layout" svg:width="1.8cm" svg:height="1.714cm" svg:x="15.7cm" svg:y="9.4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demos também determinar um índice para o .pop() remover</text:p>
                <text:p>&gt;&gt;&gt; lista = </text:p>
                <text:p>&gt;&gt;&gt; elemento = <text:s/>lista.pop( <text:s text:c="5"/>)</text:p>
              </text:list-item>
              <text:list-item>
                <text:p><text:span text:style-name="T1">&gt;&gt;&gt; print( </text:span>elemento )</text:p>
                <text:p><text:s/></text:p>
                <text:p/>
              </text:list-item>
            </text:list>
          </draw:text-box>
        </draw:frame>
        <draw:g>
          <draw:frame presentation:style-name="pr7" draw:layer="layout" svg:width="15.2cm" svg:height="2.2cm" svg:x="6.9cm" svg:y="7.7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5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5cm" svg:y="7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601cm" svg:y="8.0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3cm" svg:y="7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4" draw:text-style-name="P8" draw:layer="layout" svg:width="1.8cm" svg:height="1.714cm" svg:x="15.7cm" svg:y="9.4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demos também determinar um índice para o .pop() remover</text:p>
                <text:p>&gt;&gt;&gt; lista = </text:p>
                <text:p>&gt;&gt;&gt; elemento = <text:s/>lista.pop( <text:s text:c="5"/>)</text:p>
              </text:list-item>
              <text:list-item>
                <text:p><text:span text:style-name="T1">&gt;&gt;&gt; print( </text:span>elemento )</text:p>
                <text:p><text:s/></text:p>
                <text:p/>
              </text:list-item>
            </text:list>
          </draw:text-box>
        </draw:frame>
        <draw:g>
          <draw:frame presentation:style-name="pr7" draw:layer="layout" svg:width="15.2cm" svg:height="2.2cm" svg:x="6.9cm" svg:y="7.7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5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5cm" svg:y="7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601cm" svg:y="8.0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3cm" svg:y="7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4" draw:text-style-name="P8" draw:layer="layout" svg:width="1.8cm" svg:height="1.714cm" svg:x="15.7cm" svg:y="9.4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8cm" svg:height="1.714cm" svg:x="3.4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pop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demos também determinar um índice para o .pop() remover</text:p>
                <text:p>&gt;&gt;&gt; lista = </text:p>
                <text:p>&gt;&gt;&gt; elemento = <text:s/>lista.pop( <text:s text:c="5"/>)</text:p>
              </text:list-item>
              <text:list-item>
                <text:p><text:span text:style-name="T1">&gt;&gt;&gt; print( </text:span>elemento )</text:p>
                <text:p><text:s/></text:p>
                <text:p/>
              </text:list-item>
            </text:list>
          </draw:text-box>
        </draw:frame>
        <draw:g>
          <draw:frame presentation:style-name="pr7" draw:layer="layout" svg:width="15.2cm" svg:height="2.2cm" svg:x="6.9cm" svg:y="7.7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6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5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1.8cm" svg:height="1.714cm" svg:x="15.5cm" svg:y="7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draw:layer="layout" svg:width="1cm" svg:height="1cm" svg:x="9.601cm" svg:y="8.0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12.3cm" svg:y="7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g>
          <draw:frame presentation:style-name="pr7" draw:layer="layout" svg:width="15.2cm" svg:height="2.2cm" svg:x="1cm" svg:y="15.4cm" presentation:class="outline" presentation:user-transformed="true">
            <draw:text-box>
              <text:list text:style-name="L2">
                <text:list-header>
                  <text:p>[ <text:s text:c="7"/>, <text:s text:c="10"/>, <text:s text:c="9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9.9cm" svg:y="1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cm" svg:height="1cm" svg:x="3.701cm" svg:y="15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cm" svg:height="1.4cm" svg:x="6.4cm" svg:y="15.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4" draw:text-style-name="P8" draw:layer="layout" svg:width="1.8cm" svg:height="1.714cm" svg:x="15.7cm" svg:y="9.4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8cm" svg:height="1.714cm" svg:x="3.4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remove( ) irá remover um elemento pelo valor dele. </text:p>
              </text:list-item>
              <text:list-item>
                <text:p>Este método não retorna o elemento removido.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&gt;&gt;&gt; lista = </text:p>
                <text:p text:style-name="P7"/>
                <text:p/>
              </text:list-header>
            </text:list>
          </draw:text-box>
        </draw:frame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&gt;&gt;&gt; lista = </text:p>
                <text:p text:style-name="P7"><text:span text:style-name="T1">&gt;&gt;&gt; lista.remove(</text:span> <text:s text:c="5"/>)</text:p>
                <text:p/>
              </text:list-header>
            </text:list>
          </draw:text-box>
        </draw:frame>
        <draw:custom-shape draw:style-name="gr4" draw:text-style-name="P8" draw:layer="layout" svg:width="1.8cm" svg:height="1.714cm" svg:x="11.4cm" svg:y="6.48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&gt;&gt;&gt; lista = </text:p>
                <text:p text:style-name="P7"><text:span text:style-name="T1">&gt;&gt;&gt; lista.remove(</text:span> <text:s text:c="5"/>)</text:p>
                <text:p/>
              </text:list-header>
            </text:list>
          </draw:text-box>
        </draw:frame>
        <draw:custom-shape draw:style-name="gr4" draw:text-style-name="P8" draw:layer="layout" svg:width="1.8cm" svg:height="1.714cm" svg:x="11.4cm" svg:y="6.48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draw:frame presentation:style-name="pr7" draw:layer="layout" svg:width="17.6cm" svg:height="2.2cm" svg:x="3.4cm" svg:y="10.2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2cm" svg:y="10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cm" svg:height="1cm" svg:x="6.101cm" svg:y="10.5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8.8cm" svg:y="10.2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15.1cm" svg:y="10.2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m caso de item repetitivo, o .remove() irá eliminar o primeiro elemento.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lista = </text:p>
                <text:p text:style-name="P7"><text:span text:style-name="T1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presentation:notes draw:style-name="dp1"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lista = </text:p>
                <text:p text:style-name="P7"><text:span text:style-name="T1">&gt;&gt;&gt; lista.remove( <text:s text:c="5"/></text:span>)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draw:custom-shape draw:style-name="gr6" draw:text-style-name="P11" draw:layer="layout" svg:width="1.4cm" svg:height="1.4cm" svg:x="11.6cm" svg:y="6.5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presentation:notes draw:style-name="dp1"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remove( 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lista = </text:p>
                <text:p text:style-name="P7"><text:span text:style-name="T1">&gt;&gt;&gt; lista.remove( <text:s text:c="5"/></text:span>)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g>
          <draw:frame presentation:style-name="pr7" draw:layer="layout" svg:width="17.6cm" svg:height="2.2cm" svg:x="7cm" svg:y="4.914cm" presentation:class="outline" presentation:user-transformed="true">
            <draw:text-box>
              <text:list text:style-name="L2">
                <text:list-header>
                  <text:p>[ <text:s text:c="7"/>, <text:s text:c="10"/>, <text:s text:c="8"/>, <text:s text:c="7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8.6cm" svg:y="4.9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15.6cm" svg:y="4.91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9.701cm" svg:y="5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2.4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  <draw:custom-shape draw:style-name="gr6" draw:text-style-name="P11" draw:layer="layout" svg:width="1.4cm" svg:height="1.4cm" svg:x="21.7cm" svg:y="4.914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draw:g>
          <draw:frame presentation:style-name="pr7" draw:layer="layout" svg:width="17.6cm" svg:height="2.2cm" svg:x="3.8cm" svg:y="9.1cm" presentation:class="outline" presentation:user-transformed="true">
            <draw:text-box>
              <text:list text:style-name="L2">
                <text:list-header>
                  <text:p>[ <text:s text:c="7"/>, <text:s text:c="8"/>, <text:s text:c="8"/>, <text:s text:c="8"/>]</text:p>
                  <text:p/>
                </text:list-header>
              </text:list>
            </draw:text-box>
          </draw:frame>
          <draw:custom-shape draw:style-name="gr5" draw:text-style-name="P9" draw:layer="layout" svg:width="1.6cm" svg:height="1.6cm" svg:x="11.8cm" svg:y="9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8" draw:layer="layout" svg:width="1.8cm" svg:height="1.714cm" svg:x="8.8cm" svg:y="9.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2" draw:layer="layout" svg:width="1cm" svg:height="1cm" svg:x="6.501cm" svg:y="9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1.4cm" svg:height="1.4cm" svg:x="14.9cm" svg:y="9.1cm">
            <text:p/>
  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  </draw:custom-shape>
        </draw:g>
        <draw:custom-shape draw:style-name="gr6" draw:text-style-name="P11" draw:layer="layout" svg:width="1.4cm" svg:height="1.4cm" svg:x="11.6cm" svg:y="6.5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presentation:notes draw:style-name="dp1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sort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sort() irá ordenar os elementos da lista.</text:p>
                <text:p text:style-name="P7">&gt;&gt;&gt; lista = [ 5, 3, 8, 1, 9, 10 ]</text:p>
                <text:p text:style-name="P7"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sort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sort() irá ordenar os elementos da lista.</text:p>
                <text:p text:style-name="P7">&gt;&gt;&gt; lista = [ 5, 3, 8, 1, 9, 10 ]</text:p>
                <text:p text:style-name="P7">&gt;&gt;&gt; lista.sort( 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todo .sort( 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sort() irá ordenar os elementos da lista.</text:p>
                <text:p text:style-name="P7">&gt;&gt;&gt; lista = [ 5, 3, 8, 1, 9, 10 ]</text:p>
                <text:p text:style-name="P7">&gt;&gt;&gt; lista.sort( )</text:p>
                <text:p text:style-name="P7">[ 1, 3, 5, 8, 9, 10 ]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étodo .reverse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reverse() ele inverte os elementos da lista.</text:p>
                <text:p/>
                <text:p>&gt;&gt;&gt; lista = [ 5, 3, 8, 1, 9, 10 ]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étodo .reverse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reverse() ele inverte os elementos da lista.</text:p>
                <text:p/>
                <text:p>&gt;&gt;&gt; lista = [ 5, 3, 8, 1, 9, 10 ]</text:p>
                <text:p>&gt;&gt;&gt; lista.reverse( )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étodo .reverse(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 método .reverse() ele inverte os elementos da lista.</text:p>
                <text:p/>
                <text:p>&gt;&gt;&gt; lista = [ 5, 3, 8, 1, 9, 10 ]</text:p>
                <text:p>&gt;&gt;&gt; lista.reverse( )</text:p>
                <text:p>[ 10, 9, 1, 8, 3, 5 ]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7:20:34.626599161</meta:creation-date>
    <meta:editing-duration>PT5M36S</meta:editing-duration>
    <meta:editing-cycles>3</meta:editing-cycles>
    <meta:generator>LibreOffice/6.4.4.2$Linux_X86_64 LibreOffice_project/40$Build-2</meta:generator>
    <dc:title>Blue Curve</dc:title>
    <dc:date>2020-08-25T22:50:59.034242931</dc:date>
    <meta:document-statistic meta:object-count="455"/>
  </office:meta>
</office:document-meta>
</file>